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can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sendMessage( WebSocket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ttyWebSocketSession.JettyWebSocketSession( Session session , HandshakeInfo info , DataBufferFactory factory , @ Nullable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close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ProcessorCallback.writ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ProcessorCallback.writeFailed( Throwa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JettyWebSocketSession( Session session , HandshakeInfo info , 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Session.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WebSocketSession.resumeReceiv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